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c8f1" officeooo:paragraph-rsid="0013eb6c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3eb6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a545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text:span text:style-name="T1"><text:tab/>O autor Larry Flon quis dizer </text:span><text:span text:style-name="T2">em sua afirmação</text:span><text:span text:style-name="T1"> que as linguagens de programação sempre estarão aptas a serem usadas da maneira que não foram projetadas, ou seja, todas possuem limitações para determinados tipos de aplicações e diversidade na forma de implementação de um mesmo bloco de código. </text:span><text:span text:style-name="T2">Com isso, os desenvolvedores costumam desviar-se do padrão ótimo de desenvolvimento dos algoritmos. </text:span><text:span text:style-name="T3">Outro fator é</text:span><text:span text:style-name="T2"> que a programação é uma atividade que se caracteriza por ser subjetiva e intelectual (mais ligado ao fato de ser uma atividade que necessita de um pensamento lógico), </text:span><text:span text:style-name="T3">quando mal empregada tendem a gerar conflitos, ou seja, programas ruins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1:30:32.828000000</meta:creation-date>
    <meta:generator>LibreOffice/6.1.2.1$Windows_X86_64 LibreOffice_project/65905a128db06ba48db947242809d14d3f9a93fe</meta:generator>
    <dc:date>2019-08-21T02:06:25.124000000</dc:date>
    <meta:editing-duration>PT19M57S</meta:editing-duration>
    <meta:editing-cycles>5</meta:editing-cycles>
    <meta:document-statistic meta:table-count="0" meta:image-count="0" meta:object-count="0" meta:page-count="1" meta:paragraph-count="1" meta:word-count="103" meta:character-count="648" meta:non-whitespace-character-count="545"/>
  </office:meta>
</office:document-meta>
</file>